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[{</text:p>
      <text:p text:style-name="Standard"><text:s text:c="4"/>"_id": 7020,</text:p>
      <text:p text:style-name="Standard"><text:s text:c="4"/>"fname": "Divine ",</text:p>
      <text:p text:style-name="Standard"><text:s text:c="4"/>"lname": "Comedy",</text:p>
      <text:p text:style-name="Standard"><text:s text:c="4"/>"age": 30,</text:p>
      <text:p text:style-name="Standard"><text:s text:c="4"/>"email": "abc@gmail.com",</text:p>
      <text:p text:style-name="Standard"><text:s text:c="4"/>"phone": 1234556,</text:p>
      <text:p text:style-name="Standard"><text:s text:c="4"/>"experience": 5</text:p>
      <text:p text:style-name="Standard">},</text:p>
      <text:p text:style-name="Standard"/>
      <text:p text:style-name="Standard">{</text:p>
      <text:p text:style-name="Standard"><text:s text:c="4"/>"_id": 7000,</text:p>
      <text:p text:style-name="Standard"><text:s text:c="4"/>"fname": "abc ",</text:p>
      <text:p text:style-name="Standard"><text:s text:c="4"/>"lname": "vbn",</text:p>
      <text:p text:style-name="Standard"><text:s text:c="4"/>"age": 34,</text:p>
      <text:p text:style-name="Standard"><text:s text:c="4"/>"email": "aqwe@gmail.com",</text:p>
      <text:p text:style-name="Standard"><text:s text:c="4"/>"phone": 43214556,</text:p>
      <text:p text:style-name="Standard"><text:s text:c="4"/>"experience": 10</text:p>
      <text:p text:style-name="Standard">},</text:p>
      <text:p text:style-name="Standard">{</text:p>
      <text:p text:style-name="Standard"><text:s text:c="4"/>"_id": 8645,</text:p>
      <text:p text:style-name="Standard"><text:s text:c="4"/>"fname": "dsaa ",</text:p>
      <text:p text:style-name="Standard"><text:s text:c="4"/>"lname": "Comedy",</text:p>
      <text:p text:style-name="Standard"><text:s text:c="4"/>"age": 30,</text:p>
      <text:p text:style-name="Standard"><text:s text:c="4"/>"email": "abuu@gmail.com",</text:p>
      <text:p text:style-name="Standard"><text:s text:c="4"/>"phone": 17892427846,</text:p>
      <text:p text:style-name="Standard"><text:s text:c="4"/>"experience": 5</text:p>
      <text:p text:style-name="Standard">},</text:p>
      <text:p text:style-name="Standard">{</text:p>
      <text:p text:style-name="Standard"><text:s text:c="4"/>"_id":<text:s/>8751,</text:p>
      <text:p text:style-name="Standard"><text:s text:c="4"/>"fname": "rewwe ",</text:p>
      <text:p text:style-name="Standard"><text:s text:c="4"/>"lname": "utrjufh",</text:p>
      <text:p text:style-name="Standard"><text:s text:c="4"/>"age": 34,</text:p>
      <text:p text:style-name="Standard"><text:s text:c="4"/>"email": "awewc@gmail.com",</text:p>
      <text:p text:style-name="Standard"><text:s text:c="4"/>"phone": 123908756,</text:p>
      <text:p text:style-name="Standard"><text:s text:c="4"/>"experience": 12</text:p>
      <text:p text:style-name="Standard">},</text:p>
      <text:p text:style-name="Standard">[{</text:p>
      <text:p text:style-name="Standard"><text:s text:c="4"/>"_id": 7029,</text:p>
      <text:p text:style-name="Standard"><text:s text:c="4"/>"fname": "Lord ",</text:p>
      <text:p text:style-name="Standard"><text:s text:c="4"/>"lname": "Montwell",</text:p>
      <text:p text:style-name="Standard"><text:s text:c="4"/>"age": 24,</text:p>
      <text:p text:style-name="Standard"><text:s text:c="4"/>"email": "miont@gmail.com",</text:p>
      <text:p text:style-name="Standard"><text:s text:c="4"/>"phone": 1234559876,</text:p>
      <text:p text:style-name="Standard"><text:s text:c="4"/>"experience": 2</text:p>
      <text:p text:style-name="Standard">},</text:p>
      <text:p text:style-name="Standard"/>
      <text:p text:style-name="Standard">{</text:p>
      <text:p text:style-name="Standard"><text:s text:c="4"/>"_id": 7009,</text:p>
      <text:p text:style-name="Standard"><text:s text:c="4"/>"fname": "bharat ",</text:p>
      <text:p text:style-name="Standard"><text:s text:c="4"/>"lname": "rai",</text:p>
      <text:p text:style-name="Standard"><text:s text:c="4"/>"age": 27,</text:p>
      <text:soft-page-break/>
      <text:p text:style-name="Standard"><text:s text:c="4"/>"email": "bahart@gmail.com",</text:p>
      <text:p text:style-name="Standard"><text:s text:c="4"/>"phone": 943214556,</text:p>
      <text:p text:style-name="Standard"><text:s text:c="4"/>"experience": 9</text:p>
      <text:p text:style-name="Standard">},</text:p>
      <text:p text:style-name="Standard">{</text:p>
      <text:p text:style-name="Standard"><text:s text:c="4"/>"_id": 8605,</text:p>
      <text:p text:style-name="Standard"><text:s text:c="4"/>"fname":<text:s/>"pragg ",</text:p>
      <text:p text:style-name="Standard"><text:s text:c="4"/>"lname": "ray",</text:p>
      <text:p text:style-name="Standard"><text:s text:c="4"/>"age": 28,</text:p>
      <text:p text:style-name="Standard"><text:s text:c="4"/>"email": "pragg@gmail.com",</text:p>
      <text:p text:style-name="Standard"><text:s text:c="4"/>"phone": 92427846,</text:p>
      <text:p text:style-name="Standard"><text:s text:c="4"/>"experience": 1</text:p>
      <text:p text:style-name="Standard">},</text:p>
      <text:p text:style-name="Standard">{</text:p>
      <text:p text:style-name="Standard"><text:s text:c="4"/>"_id": 8758,</text:p>
      <text:p text:style-name="Standard"><text:s text:c="4"/>"fname": "lorem",</text:p>
      <text:p text:style-name="Standard"><text:s text:c="4"/>"lname": "epsum",</text:p>
      <text:p text:style-name="Standard"><text:s text:c="4"/>"age": 40,</text:p>
      <text:p text:style-name="Standard"><text:s text:c="4"/>"email": "loremk@gmail.com",</text:p>
      <text:p text:style-name="Standard"><text:s text:c="4"/>"phone": 7883908756,</text:p>
      <text:p text:style-name="Standard"><text:s text:c="4"/>"experience": 5</text:p>
      <text:p text:style-name="Standard">}]]</text:p>
      <text:p text:style-name="Standard"/>
      <text:p text:style-name="Standard">aggregate():</text:p>
      <text:p text:style-name="Standard">1. <text:s text:c="2"/>db.emp_details.aggregate({$match:{age:{$gt:25}}}).pretty()</text:p>
      <text:p text:style-name="Standard">2. <text:s/>db.emp_details.aggregate({$match:{age:30}}).pretty()</text:p>
      <text:p text:style-name="Standard">3. <text:s text:c="2"/>db.emp_details.aggregate({$group:{_id: "$age"}})</text:p>
      <text:p text:style-name="Standard">4. <text:s text:c="2"/>db.emp_details.aggregate({$group:{_id:{age: "$age",name:"$name"}}})</text:p>
      <text:p text:style-name="Standard">5. <text:s text:c="2"/>db.emp_details.aggregate([{$count:"age"}]).pretty()</text:p>
      <text:p text:style-name="Standard">6. <text:s text:c="2"/>F<text:span text:style-name="T2">or descending order <text:s/>- <text:s text:c="2"/></text:span>db.emp_details.aggregate([{$sort:{ age: -1}}]).pretty() <text:s/></text:p>
      <text:p text:style-name="Standard">7. <text:s text:c="3"/>db.emp_details.aggregate([{$match: {experience: 5}}, {$group: {_id: "$age"}}]).pretty()</text:p>
      <text:p text:style-name="Standard"/>
      <text:p text:style-name="Standard">8. mapReduce:</text:p>
      <text:p text:style-name="Standard"><text:s text:c="5"/></text:p>
      <text:p text:style-name="Standard"><text:s text:c="4"/>db.emp.mapReduce(function(){ <text:s/>emit(this._id, this.age);}, function(key, values){ return Array.sum(values)}, {query:{experience:5}, out:”exp”});</text:p>
      <text:p text:style-name="Standard">db.exp.find({}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es !</dc:creator>
    <meta:creation-date>2021-03-31T10:00:00Z</meta:creation-date>
    <dc:date>2021-04-07T04:03:00Z</dc:date>
    <meta:template xlink:href="Normal" xlink:type="simple"/>
    <meta:editing-cycles>2</meta:editing-cycles>
    <meta:editing-duration>PT300S</meta:editing-duration>
    <meta:document-statistic meta:page-count="2" meta:paragraph-count="3" meta:word-count="291" meta:character-count="1952" meta:row-count="13" meta:non-whitespace-character-count="1664"/>
  </office:meta>
</office:document-meta>
</file>